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e716" officeooo:paragraph-rsid="000de716"/>
    </style:style>
    <style:style style:name="P2" style:family="paragraph" style:parent-style-name="Standard">
      <loext:graphic-properties draw:fill-gradient-name="gradient" draw:fill-hatch-name="hatch"/>
      <style:paragraph-properties fo:text-align="end" style:justify-single-word="false">
        <style:tab-stops/>
      </style:paragraph-properties>
      <style:text-properties officeooo:rsid="000de716" officeooo:paragraph-rsid="000de716"/>
    </style:style>
    <style:style style:name="P3" style:family="paragraph" style:parent-style-name="Standard">
      <loext:graphic-properties draw:fill-gradient-name="gradient" draw:fill-hatch-name="hatch"/>
      <style:paragraph-properties fo:text-align="start" style:justify-single-word="false">
        <style:tab-stops/>
      </style:paragraph-properties>
      <style:text-properties officeooo:rsid="000de716" officeooo:paragraph-rsid="000de716"/>
    </style:style>
    <style:style style:name="P4" style:family="paragraph" style:parent-style-name="Text_20_body">
      <style:paragraph-properties fo:text-align="end" style:justify-single-word="false"/>
      <style:text-properties officeooo:rsid="001126d1" officeooo:paragraph-rsid="001126d1"/>
    </style:style>
    <style:style style:name="P5" style:family="paragraph" style:parent-style-name="Text_20_body">
      <style:text-properties officeooo:rsid="001126d1" officeooo:paragraph-rsid="000de716"/>
    </style:style>
    <style:style style:name="P6" style:family="paragraph" style:parent-style-name="Text_20_body">
      <style:text-properties officeooo:rsid="0013c03e" officeooo:paragraph-rsid="0013c03e"/>
    </style:style>
    <style:style style:name="P7" style:family="paragraph" style:parent-style-name="Title">
      <style:text-properties officeooo:rsid="000de716" officeooo:paragraph-rsid="000de716"/>
    </style:style>
    <style:style style:name="T1" style:family="text">
      <style:text-properties officeooo:rsid="000f4614"/>
    </style:style>
    <style:style style:name="T2" style:family="text">
      <style:text-properties officeooo:rsid="0011c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$study_date</text:p>
      <text:p text:style-name="P3"/>
      <text:p text:style-name="P3">Awesome Ultrasound Clinic<text:tab/></text:p>
      <text:p text:style-name="P1">Ultrasound Alley 1337, Ultrasound City</text:p>
      <text:p text:style-name="P1"/>
      <text:p text:style-name="P1"/>
      <text:p text:style-name="P1"/>
      <text:p text:style-name="P1"><text:span text:style-name="T1">Patient Name: </text:span>$patient_name</text:p>
      <text:p text:style-name="P1"><text:span text:style-name="T1">Patient Id: <text:tab/></text:span>$patient_id</text:p>
      <text:p text:style-name="P1"/>
      <text:p text:style-name="P1"/>
      <text:p text:style-name="P1"/>
      <text:p text:style-name="P7">Ultrasound Report</text:p>
      <text:p text:style-name="P5"/>
      <text:p text:style-name="P6">$images</text:p>
      <text:p text:style-name="P5"/>
      <text:p text:style-name="P4">Ultra Do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2:30:51.959700769</meta:creation-date>
    <dc:date>2023-06-18T19:16:39.979277749</dc:date>
    <meta:editing-duration>PT10M48S</meta:editing-duration>
    <meta:editing-cycles>5</meta:editing-cycles>
    <meta:generator>LibreOffice/7.5.2.2$MacOSX_X86_64 LibreOffice_project/53bb9681a964705cf672590721dbc85eb4d0c3a2</meta:generator>
    <meta:document-statistic meta:table-count="0" meta:image-count="0" meta:object-count="0" meta:page-count="1" meta:paragraph-count="8" meta:word-count="20" meta:character-count="159" meta:non-whitespace-character-count="145"/>
  </office:meta>
</office:document-meta>
</file>